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3f59"/>
    </style:style>
    <style:style style:name="P2" style:family="paragraph" style:parent-style-name="Standard">
      <style:paragraph-properties fo:text-align="start" style:justify-single-word="false"/>
      <style:text-properties officeooo:rsid="00183f59" officeooo:paragraph-rsid="00183f59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1.1cm" style:auto-text-indent="false" style:page-number="auto" fo:background-color="transparent"/>
      <style:text-properties officeooo:rsid="00183f59" officeooo:paragraph-rsid="00183f59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1.1cm" style:auto-text-indent="false" fo:background-color="transparent"/>
      <style:text-properties officeooo:rsid="00183f59" officeooo:paragraph-rsid="00183f59"/>
    </style:style>
    <style:style style:name="P5" style:family="paragraph" style:parent-style-name="Standard">
      <style:paragraph-properties fo:text-align="center" style:justify-single-word="false"/>
      <style:text-properties officeooo:rsid="00183f59" officeooo:paragraph-rsid="00183f59"/>
    </style:style>
    <style:style style:name="T1" style:family="text">
      <style:text-properties officeooo:rsid="00183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чальнику студгородка</text:p>
      <text:p text:style-name="P4">Медушевскому И.А.<text:tab/></text:p>
      <text:p text:style-name="P4">студента 2 курса гр. 253505</text:p>
      <text:p text:style-name="P4">Сенько Н. С.</text:p>
      <text:p text:style-name="P4">Проживающему в общежитии</text:p>
      <text:p text:style-name="P4">№2 к.914б</text:p>
      <text:p text:style-name="P4"/>
      <text:p text:style-name="P5">ЗАЯВЛЕНИЕ</text:p>
      <text:p text:style-name="P5"/>
      <text:p text:style-name="P1"><text:span text:style-name="T1">Я, Сенько Никита Святославович, проживающий в к.914б, не могу приступить к выполнению к выполнению дежурства на 9 этаже 10.04.24 во 2 смену в связи с участием в мероприятии. Передаю свое дежурство </text:span>Осинин<text:span text:style-name="T1">у</text:span> Иван<text:span text:style-name="T1">у</text:span> Николаевич<text:span text:style-name="T1">у студенту группы 250503, проживающему в к.902б.</text:span></text:p>
      <text:p text:style-name="P1"/>
      <text:p text:style-name="P2">Дата 09.04.2024 <text:tab/><text:tab/><text:tab/><text:tab/><text:tab/><text:tab/><text:tab/><text:tab/>Сенько Н.С.</text:p>
      <text:p text:style-name="P2"/>
      <text:p text:style-name="P2"/>
      <text:p text:style-name="P2"><text:tab/><text:tab/><text:tab/><text:tab/><text:tab/><text:tab/><text:tab/><text:tab/><text:tab/><text:tab/>Осинин И.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1:11:28.055316235</meta:creation-date>
    <dc:date>2024-04-09T21:23:00.572309951</dc:date>
    <meta:editing-duration>PT18S</meta:editing-duration>
    <meta:editing-cycles>1</meta:editing-cycles>
    <meta:document-statistic meta:table-count="0" meta:image-count="0" meta:object-count="0" meta:page-count="1" meta:paragraph-count="10" meta:word-count="64" meta:character-count="446" meta:non-whitespace-character-count="373"/>
    <meta:generator>LibreOffice/24.2.0.3$Linux_X86_64 LibreOffice_project/420$Build-3</meta:generator>
  </office:meta>
</office:document-meta>
</file>